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Jasmina Blank</text:span></text:p>
      <text:p text:style-name="P3"><text:tab/><text:tab/></text:p>
      <text:p text:style-name="P2"><text:span text:style-name="Highlighted_20_with_20_gray_20_Char"><text:span text:style-name="T4">Quis perferendis voluptatem aliquid non voluptatem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a554498b-8f3e-482a-be56-9c25d95d9ea8">
        <text:p text:style-name="P5">
    <text:span text:style-name="T4">
      <text:tab/>
    </text:span>
    <text:span text:style-name="White_20_Font">
      <text:span text:style-name="T3">März 2011 - August 2012 </text:span>
    </text:span>
    <text:span text:style-name="T4">
      <text:tab/>
    </text:span>
    <text:span text:style-name="Color_20_Caps_20_Expanded">
      <text:span text:style-name="T7">Berufsbildner - </text:span>
    </text:span>
    <text:span text:style-name="Color_20_Caps_20_Expanded">
      <text:span text:style-name="T10">Roche</text:span>
    </text:span>
  </text:p>
        <text:list xml:id="list1382365679" text:style-name="LS4">
          <text:list-header>
            <text:p text:style-name="P16">Projektmanagement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72a5d67c-8eff-4c0e-9976-9972dea38f36">
        <text:p text:style-name="P6">
    <text:span text:style-name="T4">
      <text:tab/>
    </text:span>
    <text:span text:style-name="White_20_Font">
      <text:span text:style-name="T3">September 2014 - Juni 2016 </text:span>
    </text:span>
    <text:span text:style-name="T4">
      <text:tab/>
    </text:span>
    <text:span text:style-name="Color_20_Caps_20_Expanded">
      <text:span text:style-name="T7">Bachelor in Kunst - </text:span>
    </text:span>
    <text:span text:style-name="Color_20_Caps_20_Expanded">
      <text:span text:style-name="T11">Konservatorium</text:span>
    </text:span>
  </text:p>
        <text:list xml:id="list182305024740123" text:continue-numbering="true" text:style-name="LS4">
          <text:list-header>
            <text:p text:style-name="P17">Geige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8ef10d65-d6b0-4afb-b92c-9747c44b0ed8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303273224947" text:continue-numbering="true" text:style-name="LS4">
          <text:list-header>
            <text:p text:style-name="P17">Englisch, Französisch, Deutsch, Chinesisch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lorinda.trantow@hermiston-gusikowski.org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